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2.792cm"/>
    </style:style>
    <style:style style:name="co2" style:family="table-column">
      <style:table-column-properties fo:break-before="auto" style:column-width="2.681cm"/>
    </style:style>
    <style:style style:name="co3" style:family="table-column">
      <style:table-column-properties fo:break-before="auto" style:column-width="3.041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auto" style:column-width="2.127cm"/>
    </style:style>
    <style:style style:name="co6" style:family="table-column">
      <style:table-column-properties fo:break-before="auto" style:column-width="3.51cm"/>
    </style:style>
    <style:style style:name="co7" style:family="table-column">
      <style:table-column-properties fo:break-before="auto" style:column-width="3.8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008cm" svg:height="9.005cm" svg:x="0.195cm" svg:y="2.47cm">
            <draw:object draw:notify-on-update-of-ranges="Sheet1.B2:Sheet1.B5 Sheet1.C1:Sheet1.C1 Sheet1.C2:Sheet1.C5 Sheet1.D1:Sheet1.D1 Sheet1.D2:Sheet1.D5 Sheet1.E1:Sheet1.E1 Sheet1.E2:Sheet1.E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map count</text:p>
          </table:table-cell>
          <table:table-cell office:value-type="string" calcext:value-type="string">
            <text:p>traditional merge</text:p>
          </table:table-cell>
          <table:table-cell office:value-type="string" calcext:value-type="string">
            <text:p>sequential splice</text:p>
          </table:table-cell>
          <table:table-cell office:value-type="string" calcext:value-type="string">
            <text:p>parallel spli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formula="of:=(7.085563+ 6.463728+6.000784)/3" office:value-type="float" office:value="6.51669166666667" calcext:value-type="float">
            <text:p>6.52</text:p>
          </table:table-cell>
          <table:table-cell table:formula="of:=(2.389388+2.489031+2.221767)/3" office:value-type="float" office:value="2.36672866666667" calcext:value-type="float">
            <text:p>2.37</text:p>
          </table:table-cell>
          <table:table-cell table:formula="of:=(5.029436+7.473073+2.790803)/3" office:value-type="float" office:value="5.09777066666667" calcext:value-type="float">
            <text:p>5.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table:formula="of:=(65.48414+68.210169+65.219046)/3" office:value-type="float" office:value="66.3044516666667" calcext:value-type="float">
            <text:p>66.30</text:p>
          </table:table-cell>
          <table:table-cell table:formula="of:=(26.612048+25.649286+29.595587)/3" office:value-type="float" office:value="27.2856403333333" calcext:value-type="float">
            <text:p>27.29</text:p>
          </table:table-cell>
          <table:table-cell table:formula="of:= (13.798369+16.453439+16.048195)/3" office:value-type="float" office:value="15.4333343333333" calcext:value-type="float">
            <text:p>15.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formula="of:=(489.652816+759.978538+740.401719)/3" office:value-type="float" office:value="663.344357666667" calcext:value-type="float">
            <text:p>663.34</text:p>
          </table:table-cell>
          <table:table-cell table:formula="of:=(276.995212+180.704306+182.077033)/3" office:value-type="float" office:value="213.258850333333" calcext:value-type="float">
            <text:p>213.26</text:p>
          </table:table-cell>
          <table:table-cell table:formula="of:=(88.038131+100.537448+65.032077)/3" office:value-type="float" office:value="84.5358853333334" calcext:value-type="float">
            <text:p>84.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0000" calcext:value-type="float">
            <text:p>10000000</text:p>
          </table:table-cell>
          <table:table-cell table:formula="of:= (6228.983527+5635.854459+ 5562.662057)/3" office:value-type="float" office:value="5809.166681" calcext:value-type="float">
            <text:p>5809.17</text:p>
          </table:table-cell>
          <table:table-cell table:formula="of:=(1208.338007+1202.387151+1202.098052)/3" office:value-type="float" office:value="1204.27440333333" calcext:value-type="float">
            <text:p>1204.27</text:p>
          </table:table-cell>
          <table:table-cell table:formula="of:=(856.41062+ 385.979703+428.88824)/3" office:value-type="float" office:value="557.092854333333" calcext:value-type="float">
            <text:p>557.09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B2:Sheet1.G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6">00/00/0000</text:date>, <text:time style:data-style-name="N2" text:time-value="18:28:28.7129381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6T15:38:14.675941709</meta:creation-date>
    <dc:date>2014-11-16T18:46:16.559515570</dc:date>
    <meta:editing-duration>PT2M48S</meta:editing-duration>
    <meta:editing-cycles>3</meta:editing-cycles>
    <meta:generator>LibreOffice/4.3.3.1$Linux_X86_64 LibreOffice_project/430$Build-1</meta:generator>
    <meta:document-statistic meta:table-count="1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9cm" svg:height="9.006cm" xlink:href=".." xlink:type="simple" chart:class="chart:line" chart:style-name="ch1">
        <chart:legend chart:legend-position="end" svg:x="12.099cm" svg:y="3.706cm" style:legend-expansion="high" chart:style-name="ch2"/>
        <chart:plot-area chart:style-name="ch3" table:cell-range-address="Sheet1.B1:Sheet1.E5" chart:data-source-has-labels="both" svg:x="1.331cm" svg:y="0.18cm" svg:width="10.448cm" svg:height="7.665cm">
          <chartooo:coordinate-region svg:x="2.799cm" svg:y="0.379cm" svg:width="8.237cm" svg:height="6.819cm"/>
          <chart:axis chart:dimension="x" chart:name="primary-x" chart:style-name="ch4" chartooo:axis-type="auto">
            <chartooo:date-scale/>
            <chart:title svg:x="5.73cm" svg:y="8.025cm" chart:style-name="ch5">
              <text:p>map count</text:p>
            </chart:title>
            <chart:categories table:cell-range-address="Sheet1.B2:Sheet1.B5"/>
          </chart:axis>
          <chart:axis chart:dimension="y" chart:name="primary-y" chart:style-name="ch6">
            <chart:title svg:x="0.451cm" svg:y="4.466cm" chart:style-name="ch7">
              <text:p>millis</text:p>
            </chart:title>
            <chart:grid chart:style-name="ch8" chart:class="major"/>
          </chart:axis>
          <chart:series chart:style-name="ch9" chart:values-cell-range-address="Sheet1.C2:Sheet1.C5" chart:label-cell-address="Sheet1.C1:Sheet1.C1" chart:class="chart:line">
            <chart:data-point chart:repeated="4"/>
          </chart:series>
          <chart:series chart:style-name="ch10" chart:values-cell-range-address="Sheet1.D2:Sheet1.D5" chart:label-cell-address="Sheet1.D1:Sheet1.D1" chart:class="chart:line">
            <chart:data-point chart:repeated="4"/>
          </chart:series>
          <chart:series chart:style-name="ch11" chart:values-cell-range-address="Sheet1.E2:Sheet1.E5" chart:label-cell-address="Sheet1.E1:Sheet1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ditional merge</text:p>
                <draw:g>
                  <svg:desc>Sheet1.C1:Sheet1.C1</svg:desc>
                </draw:g>
              </table:table-cell>
              <table:table-cell office:value-type="string">
                <text:p>sequential splice</text:p>
                <draw:g>
                  <svg:desc>Sheet1.D1:Sheet1.D1</svg:desc>
                </draw:g>
              </table:table-cell>
              <table:table-cell office:value-type="string">
                <text:p>parallel splice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B2:Sheet1.B5</svg:desc>
                </draw:g>
              </table:table-cell>
              <table:table-cell office:value-type="float" office:value="6.51669166666667">
                <text:p>6.51669166666667</text:p>
                <draw:g>
                  <svg:desc>Sheet1.C2:Sheet1.C5</svg:desc>
                </draw:g>
              </table:table-cell>
              <table:table-cell office:value-type="float" office:value="2.36672866666667">
                <text:p>2.36672866666667</text:p>
                <draw:g>
                  <svg:desc>Sheet1.D2:Sheet1.D5</svg:desc>
                </draw:g>
              </table:table-cell>
              <table:table-cell office:value-type="float" office:value="5.09777066666667">
                <text:p>5.09777066666667</text:p>
                <draw:g>
                  <svg:desc>Sheet1.E2:Sheet1.E5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66.3044516666667">
                <text:p>66.3044516666667</text:p>
              </table:table-cell>
              <table:table-cell office:value-type="float" office:value="27.2856403333333">
                <text:p>27.2856403333333</text:p>
              </table:table-cell>
              <table:table-cell office:value-type="float" office:value="15.4333343333333">
                <text:p>15.433334333333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663.344357666667">
                <text:p>663.344357666667</text:p>
              </table:table-cell>
              <table:table-cell office:value-type="float" office:value="213.258850333333">
                <text:p>213.258850333333</text:p>
              </table:table-cell>
              <table:table-cell office:value-type="float" office:value="84.5358853333334">
                <text:p>84.5358853333334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5809.166681">
                <text:p>5809.166681</text:p>
              </table:table-cell>
              <table:table-cell office:value-type="float" office:value="1204.27440333333">
                <text:p>1204.27440333333</text:p>
              </table:table-cell>
              <table:table-cell office:value-type="float" office:value="557.092854333333">
                <text:p>557.092854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1$Linux_X86_64 LibreOffice_project/4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